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rd offset</text:p>
          </table:table-cell>
          <table:table-cell office:value-type="string" calcext:value-type="string">
            <text:p>byte offse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Contents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amp;real</text:p>
          </table:table-cell>
          <table:table-cell office:value-type="string" calcext:value-type="string">
            <text:p>add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&amp;imag</text:p>
          </table:table-cell>
          <table:table-cell office:value-type="string" calcext:value-type="string">
            <text:p>add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ex nos*8 (offset into cmplx of roots of unity)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amp;cmplx Address of complex no. arra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Real array of complex nos.</text:p>
          </table:table-cell>
          <table:table-cell table:number-columns-repeated="4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 initi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 curr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re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s[i]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ums[i1]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1/length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ots[0]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ots[1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oots[2]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ots[3]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oots[4]</text:p>
          </table:table-cell>
          <table:table-cell table:number-columns-repeated="2"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7:30:52.235209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inch</meta:initial-creator>
    <meta:creation-date>2015-02-22T07:51:31.630751611</meta:creation-date>
    <dc:date>2015-04-12T17:32:16.012749090</dc:date>
    <meta:editing-duration>PT1H25M24S</meta:editing-duration>
    <meta:editing-cycles>9</meta:editing-cycles>
    <meta:generator>LibreOffice/4.2.7.2$Linux_X86_64 LibreOffice_project/420m0$Build-2</meta:generator>
    <dc:creator>Peter Hinch</dc:creator>
    <meta:document-statistic meta:table-count="1" meta:cell-count="82" meta:object-count="0"/>
  </office:meta>
</office:document-meta>
</file>